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4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text-properties style:font-name="Times New Roman" fo:font-size="10pt" officeooo:paragraph-rsid="000133ed" style:font-name-asian="Times New Roman1" style:font-size-asian="10pt" style:font-name-complex="Times New Roman1" style:font-size-complex="10pt"/>
    </style:style>
    <style:style style:name="P6" style:family="paragraph" style:parent-style-name="Standard">
      <style:text-properties style:font-name="Times New Roman" fo:font-size="10pt" officeooo:rsid="000133ed" officeooo:paragraph-rsid="000133ed" style:font-name-asian="Times New Roman1" style:font-size-asian="10pt" style:font-name-complex="Times New Roman1" style:font-size-complex="10pt"/>
    </style:style>
    <style:style style:name="P7" style:family="paragraph" style:parent-style-name="Standard">
      <style:text-properties style:font-name="Times New Roman" fo:font-size="10pt" officeooo:rsid="00029052" officeooo:paragraph-rsid="00029052" style:font-name-asian="Times New Roman1" style:font-size-asian="10pt" style:font-name-complex="Times New Roman1" style:font-size-complex="10pt"/>
    </style:style>
    <style:style style:name="P8" style:family="paragraph" style:parent-style-name="Standard">
      <style:text-properties style:font-name="Times New Roman" fo:font-size="10pt" style:text-underline-style="none" officeooo:paragraph-rsid="000133ed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fo:background-color="#ffffff" loext:char-shading-value="0" style:font-name-asian="Times New Roman1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none" fo:background-color="#ffffff" loext:char-shading-value="0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none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2905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29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OCIALWORKER(</text:span><text:span text:style-name="T4">dni</text:span><text:span text:style-name="T2">, name</text:span><text:span text:style-name="T4">,</text:span><text:span text:style-name="T2"> phone, username, passwd)</text:span></text:p>
      <text:p text:style-name="Standard"><text:span text:style-name="T2"><text:tab/></text:span><text:span text:style-name="T1">SOCIALWORKER.username es clave alternativa<text:tab/></text:span></text:p>
      <text:p text:style-name="P1"/>
      <text:p text:style-name="Standard"><text:span text:style-name="T2">PERSON(name, secondname, </text:span><text:span text:style-name="T4">dni</text:span><text:span text:style-name="T2">, phone, dateofbirth, postaddress, email, username, passwd)</text:span></text:p>
      <text:p text:style-name="P1"/>
      <text:p text:style-name="Standard"><text:span text:style-name="T2">VOLUNTEER(</text:span><text:span text:style-name="T4">dni</text:span><text:span text:style-name="T2">, endDate, state)</text:span></text:p>
      <text:p text:style-name="P1"><text:tab/>VOLUNTEER.dni es clave ajena a PERSON<text:tab/><text:tab/><text:tab/>No <text:tab/>R/P</text:p>
      <text:p text:style-name="Standard"><text:span text:style-name="T2"><text:tab/></text:span><text:span text:style-name="T1">VOLUNTEER.endDate acepta nulos</text:span></text:p>
      <text:p text:style-name="P1"/>
      <text:p text:style-name="Standard"><text:span text:style-name="T2">HOBBIES(</text:span><text:span text:style-name="T4">dni, hobbie</text:span><text:span text:style-name="T2">)</text:span></text:p>
      <text:p text:style-name="P1"><text:tab/>HOBBIES.dni es clave ajena a VOLUNTEER.dni<text:tab/><text:tab/><text:tab/>No <text:tab/>R/P</text:p>
      <text:p text:style-name="P1"/>
      <text:p text:style-name="Standard"><text:span text:style-name="T2">ELDERLYPEOPLE(</text:span><text:span text:style-name="T4">dni</text:span><text:span text:style-name="T2">, justification, dnisocialworker)</text:span></text:p>
      <text:p text:style-name="P1"><text:tab/>ELDERLYPEOPLE.dni es clave ajena a PERSON<text:tab/><text:tab/><text:tab/>No <text:tab/>R/P<text:tab/></text:p>
      <text:p text:style-name="P1"><text:tab/>ELDERLYPEOPLE.dnisocialworker clave ajena a SOCIALWORKER<text:tab/>No <text:tab/>R/P</text:p>
      <text:p text:style-name="P1"/>
      <text:p text:style-name="Standard"><text:span text:style-name="T2">DISPONIBILITY(</text:span><text:span text:style-name="T4">dnivolunteer, dnielderlypeople</text:span><text:span text:style-name="T2">, dayofweek, initialtime, finaltime, open)</text:span></text:p>
      <text:p text:style-name="P1"><text:tab/>DISPONIBILITY.dnivolunteer es clave ajena a VOLUNTEER<text:tab/><text:tab/>No <text:tab/>R/P</text:p>
      <text:p text:style-name="P10">DISPONIBILITY.dnielderlypeople clave ajena a ELDERLYPEOPLE<text:tab/>No <text:tab/>R/P</text:p>
      <text:p text:style-name="P1"/>
      <text:p text:style-name="Standard"><text:span text:style-name="T2">COMPANY(</text:span><text:span text:style-name="T4">cif</text:span><text:span text:style-name="T2">, name, personalcontact, phonecontact, email, postaddress)</text:span></text:p>
      <text:p text:style-name="Standard"><text:span text:style-name="T2"><text:tab/></text:span><text:span text:style-name="T1">COMPANY.email es clave alternativa</text:span></text:p>
      <text:p text:style-name="P1"/>
      <text:p text:style-name="Standard"><text:span text:style-name="T2">REQUEST(</text:span><text:span text:style-name="T4">codrequest</text:span><text:span text:style-name="T2">, state, servicetype, requestdate, approveddate, rejected, enddate, dnielderlypeople)</text:span></text:p>
      <text:p text:style-name="Standard"><text:span text:style-name="T2"><text:tab/></text:span><text:span text:style-name="T1">REQUEST.elderlypeople es clave ajena a ELDERLYPEOPLE <text:tab/></text:span><text:span text:style-name="T2">No <text:tab/>R/P</text:span></text:p>
      <text:p text:style-name="P4"><text:tab/>REQUEST.rejected acepta nulos</text:p>
      <text:p text:style-name="P1"/>
      <text:p text:style-name="P9"><text:span text:style-name="T2">CONTRACT(</text:span><text:span text:style-name="T3">codcontract</text:span><text:span text:style-name="T5">,</text:span><text:span text:style-name="T6">cifcompany</text:span><text:span text:style-name="T2">, service, initialtime, finaltime, price)</text:span></text:p>
      <text:p text:style-name="P9"><text:span text:style-name="T1"><text:tab/>CONTRACT.cifcompany es clave ajena a COMPANY <text:tab/><text:tab/></text:span><text:span text:style-name="T2">No <text:tab/>R/P</text:span></text:p>
      <text:p text:style-name="P8"/>
      <text:p text:style-name="P5"/>
      <text:p text:style-name="P6">SALUD(<text:span text:style-name="T9">codcontract</text:span>, <text:span text:style-name="T10">exact_date</text:span>)</text:p>
      <text:p text:style-name="P6"><text:tab/>SALUD.codcontract es clave ajena a CONTRACT <text:tab/><text:tab/>no, R/P</text:p>
      <text:p text:style-name="P6"/>
      <text:p text:style-name="P6">CATERING(<text:span text:style-name="T9">codcontract</text:span><text:span text:style-name="T7">, </text:span><text:span text:style-name="T8">time_initial, time_final, days)</text:span></text:p>
      <text:p text:style-name="P6"><text:span text:style-name="T8"><text:tab/>CATERING.codcontract es clave ajena a CONTRACT<text:tab/>no<text:tab/>R/P<text:tab/></text:span></text:p>
      <text:p text:style-name="P6"><text:span text:style-name="T8"/></text:p>
      <text:p text:style-name="P7"><text:span text:style-name="T7">CLEANING(</text:span><text:span text:style-name="T9">codcontract,</text:span><text:span text:style-name="T7"> time_initial, time_final, days)</text:span></text:p>
      <text:p text:style-name="P7"><text:span text:style-name="T7"><text:tab/>CLEANING.codcontract es clave ajena a CONTRACT<text:tab/>no<text:tab/>R/P</text:span></text:p>
      <text:p text:style-name="P5"/>
      <text:p text:style-name="P5"/>
      <text:p text:style-name="P5"/>
      <text:p text:style-name="P5"/>
      <text:p text:style-name="P1"/>
      <text:p text:style-name="P1"/>
      <text:p text:style-name="Standard"><text:span text:style-name="T2">INVOICE(</text:span><text:span text:style-name="T4">codinvoice</text:span><text:span text:style-name="T2">, dnielderlypeople, price, date)</text:span></text:p>
      <text:p text:style-name="Standard"><text:span text:style-name="T2"><text:tab/></text:span><text:span text:style-name="T1">INVOICE.elderlyPeople es clave ajena a ELDERLYPEOPLE<text:tab/><text:tab/></text:span><text:span text:style-name="T2">No <text:tab/>R/P</text:span></text:p>
      <text:p text:style-name="P1"/>
      <text:p text:style-name="P1"/>
      <text:p text:style-name="Standard"><text:span text:style-name="T2">LINE(</text:span><text:span text:style-name="T4">codinvoice, codrequest</text:span><text:span text:style-name="T2">, concept, priceservice)</text:span></text:p>
      <text:p text:style-name="P11">LINE.codInvoice es clave ajena a INVOICE<text:tab/><text:tab/><text:tab/><text:tab/>No <text:tab/>R/P</text:p>
      <text:p text:style-name="P4"><text:tab/>LINE.codRequest es clave ajena a REQUEST<text:tab/><text:tab/><text:tab/>No <text:tab/>R/P</text:p>
      <text:p text:style-name="P1"><text:soft-page-break/></text:p>
      <text:p text:style-name="Standard"><text:span text:style-name="T2">CASUSERS(</text:span><text:span text:style-name="T4">username</text:span><text:span text:style-name="T2">, passwd rol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9T10:44:57.980903831</dc:date>
    <meta:editing-duration>PT5M22S</meta:editing-duration>
    <meta:editing-cycles>1</meta:editing-cycles>
    <meta:document-statistic meta:table-count="0" meta:image-count="0" meta:object-count="0" meta:page-count="2" meta:paragraph-count="33" meta:word-count="192" meta:character-count="1764" meta:non-whitespace-character-count="1557"/>
  </office:meta>
</office:document-meta>
</file>